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68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69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70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71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72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73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74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75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76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77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78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79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80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81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82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83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86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87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88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89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90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91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92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93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94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95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96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97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98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99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00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101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02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103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04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105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06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109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10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111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12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113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2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30" style:family="text">
      <style:text-properties fo:font-size="10.00pt" fo:font-weight="normal" fo:font-family="'JetBrains Mono'" style:font-family-asian="'JetBrains Mono'" style:font-family-complex="'JetBrains Mono'" fo:background-color="transparent" fo:color="#8888c6"/>
    </style:style>
    <style:style style:name="T13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32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33" style:family="text">
      <style:text-properties fo:font-size="10.00pt" fo:font-weight="normal" fo:font-family="Calibri" style:font-family-asian="Calibri" style:font-family-complex="Calibri" fo:background-color="transparent" fo:color="#6aab73"/>
    </style:style>
    <style:style style:name="T134" style:family="text">
      <style:text-properties fo:font-size="10.00pt" fo:font-weight="normal" fo:font-family="Calibri" style:font-family-asian="Calibri" style:font-family-complex="Calibri" fo:background-color="transparent" fo:color="#6aab73"/>
    </style:style>
    <style:style style:name="T135" style:family="text">
      <style:text-properties fo:font-size="19.00pt" fo:font-weight="normal" fo:font-family="'JetBrains Mono'" style:font-family-asian="'JetBrains Mono'" style:font-family-complex="'JetBrains Mono'" fo:background-color="transparent" fo:color="#aa4926"/>
    </style:style>
    <style:style style:name="T136" style:family="text">
      <style:text-properties fo:font-size="19.00pt" fo:font-weight="normal" fo:font-family="'JetBrains Mono'" style:font-family-asian="'JetBrains Mono'" style:font-family-complex="'JetBrains Mono'" fo:background-color="transparent" fo:color="#bcbec4"/>
    </style:style>
    <style:style style:name="T137" style:family="text">
      <style:text-properties fo:font-size="19.00pt" fo:font-weight="normal" fo:font-family="'JetBrains Mono'" style:font-family-asian="'JetBrains Mono'" style:font-family-complex="'JetBrains Mono'" fo:background-color="transparent" fo:color="#6aab73"/>
    </style:style>
    <style:style style:name="T138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39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4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0.00pt" fo:font-weight="normal" fo:font-family="'JetBrains Mono'" style:font-family-asian="'JetBrains Mono'" style:font-family-complex="'JetBrains Mono'" fo:background-color="transparent" fo:color="#8888c6"/>
    </style:style>
    <style:style style:name="T14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46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47" style:family="text">
      <style:text-properties fo:font-size="10.00pt" fo:font-weight="normal" fo:font-family="Calibri" style:font-family-asian="Calibri" style:font-family-complex="Calibri" fo:background-color="transparent" fo:color="#6aab73"/>
    </style:style>
    <style:style style:name="T148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49" style:family="text">
      <style:text-properties fo:font-size="10.00pt" fo:font-weight="normal" fo:font-family="Calibri" style:font-family-asian="Calibri" style:font-family-complex="Calibri" fo:background-color="transparent" fo:color="#6aab73"/>
    </style:style>
    <style:style style:name="T150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51" style:family="text">
      <style:text-properties fo:font-size="10.00pt" fo:font-weight="normal" fo:font-family="Calibri" style:font-family-asian="Calibri" style:font-family-complex="Calibri" fo:background-color="transparent" fo:color="#6aab73"/>
    </style:style>
    <style:style style:name="T152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53" style:family="text">
      <style:text-properties fo:font-size="10.00pt" fo:font-weight="normal" fo:font-family="Calibri" style:font-family-asian="Calibri" style:font-family-complex="Calibri" fo:background-color="transparent" fo:color="#6aab73"/>
    </style:style>
    <style:style style:name="T154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55" style:family="text">
      <style:text-properties fo:font-size="10.00pt" fo:font-weight="normal" fo:font-family="Calibri" style:font-family-asian="Calibri" style:font-family-complex="Calibri" fo:background-color="transparent" fo:color="#6aab73"/>
    </style:style>
    <style:style style:name="T156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5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60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61" style:family="text">
      <style:text-properties fo:font-size="10.00pt" fo:font-weight="normal" fo:font-family="'JetBrains Mono'" style:font-family-asian="'JetBrains Mono'" style:font-family-complex="'JetBrains Mono'" fo:background-color="#293c40" fo:color="#6aab73"/>
    </style:style>
    <style:style style:name="T162" style:family="text">
      <style:text-properties fo:font-size="10.00pt" fo:font-weight="normal" fo:font-family="'JetBrains Mono'" style:font-family-asian="'JetBrains Mono'" style:font-family-complex="'JetBrains Mono'" fo:background-color="#293c40" fo:color="#6aab73"/>
    </style:style>
    <style:style style:name="T163" style:family="text">
      <style:text-properties fo:font-size="10.00pt" fo:font-weight="normal" fo:font-family="'JetBrains Mono'" style:font-family-asian="'JetBrains Mono'" style:font-family-complex="'JetBrains Mono'" fo:background-color="#293c40" fo:color="#6aab73"/>
    </style:style>
    <style:style style:name="T164" style:family="text">
      <style:text-properties fo:font-size="10.00pt" fo:font-weight="normal" fo:font-family="Calibri" style:font-family-asian="Calibri" style:font-family-complex="Calibri" fo:background-color="#293c40" fo:color="#6aab73"/>
    </style:style>
    <style:style style:name="T165" style:family="text">
      <style:text-properties fo:font-size="10.00pt" fo:font-weight="normal" fo:font-family="'JetBrains Mono'" style:font-family-asian="'JetBrains Mono'" style:font-family-complex="'JetBrains Mono'" fo:background-color="#293c40" fo:color="#6aab73"/>
    </style:style>
    <style:style style:name="T166" style:family="text">
      <style:text-properties fo:font-size="10.00pt" fo:font-weight="normal" fo:font-family="Calibri" style:font-family-asian="Calibri" style:font-family-complex="Calibri" fo:background-color="#293c40" fo:color="#6aab73"/>
    </style:style>
    <style:style style:name="T167" style:family="text">
      <style:text-properties fo:font-size="10.00pt" fo:font-weight="normal" fo:font-family="'JetBrains Mono'" style:font-family-asian="'JetBrains Mono'" style:font-family-complex="'JetBrains Mono'" fo:background-color="#293c40" fo:color="#6aab73"/>
    </style:style>
    <style:style style:name="T168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6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0.00pt" fo:font-weight="normal" fo:font-family="'JetBrains Mono'" style:font-family-asian="'JetBrains Mono'" style:font-family-complex="'JetBrains Mono'" fo:background-color="transparent" fo:color="#8888c6"/>
    </style:style>
    <style:style style:name="T17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0.00pt" fo:font-weight="normal" fo:font-family="'JetBrains Mono'" style:font-family-asian="'JetBrains Mono'" style:font-family-complex="'JetBrains Mono'" fo:background-color="transparent" fo:color="#8888c6"/>
    </style:style>
    <style:style style:name="T17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76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77" style:family="text">
      <style:text-properties fo:font-size="10.00pt" fo:font-weight="normal" fo:font-family="Calibri" style:font-family-asian="Calibri" style:font-family-complex="Calibri" fo:background-color="transparent" fo:color="#6aab73"/>
    </style:style>
    <style:style style:name="T178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79" style:family="text">
      <style:text-properties fo:font-size="10.00pt" fo:font-weight="normal" fo:font-family="Calibri" style:font-family-asian="Calibri" style:font-family-complex="Calibri" fo:background-color="transparent" fo:color="#6aab73"/>
    </style:style>
    <style:style style:name="T180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81" style:family="text">
      <style:text-properties fo:font-size="10.00pt" fo:font-weight="normal" fo:font-family="Calibri" style:font-family-asian="Calibri" style:font-family-complex="Calibri" fo:background-color="transparent" fo:color="#6aab73"/>
    </style:style>
    <style:style style:name="T182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8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84" style:family="text">
      <style:text-properties fo:font-size="10.00pt" fo:font-weight="normal" fo:font-family="'JetBrains Mono'" style:font-family-asian="'JetBrains Mono'" style:font-family-complex="'JetBrains Mono'" fo:background-color="transparent" fo:color="#8888c6"/>
    </style:style>
    <style:style style:name="T18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7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Практическое</text:span><text:span text:style-name="T2"><text:s/></text:span><text:span text:style-name="T3">занятие</text:span><text:span text:style-name="T4"><text:s/></text:span><text:span text:style-name="T5">№</text:span><text:span text:style-name="T6"><text:s/>3</text:span></text:p>
      <text:p text:style-name="P1"><text:span text:style-name="T7">Тема</text:span><text:span text:style-name="T8">:</text:span><text:span text:style-name="T9"><text:s/></text:span><text:span text:style-name="T10">составление</text:span><text:span text:style-name="T11"><text:s/></text:span><text:span text:style-name="T12">программ</text:span><text:span text:style-name="T13"><text:s/></text:span><text:span text:style-name="T14">с</text:span><text:span text:style-name="T15"><text:s/></text:span><text:span text:style-name="T16">использованием</text:span><text:span text:style-name="T17"><text:s/></text:span><text:span text:style-name="T18">регулярных</text:span><text:span text:style-name="T19"><text:s/></text:span><text:span text:style-name="T20">выражений</text:span><text:span text:style-name="T21"><text:s/></text:span><text:span text:style-name="T22">в</text:span><text:span text:style-name="T23"><text:s/>IDE PyCharm Community.</text:span></text:p>
      <text:p text:style-name="P1"><text:span text:style-name="T24">Цель</text:span><text:span text:style-name="T25">:</text:span><text:span text:style-name="T26"><text:s/></text:span><text:span text:style-name="T27">закрепить</text:span><text:span text:style-name="T28"><text:s/></text:span><text:span text:style-name="T29">усвоенные</text:span><text:span text:style-name="T30"><text:s/></text:span><text:span text:style-name="T31">знания</text:span><text:span text:style-name="T32">,<text:s/></text:span><text:span text:style-name="T33">понятия</text:span><text:span text:style-name="T34">,<text:s/></text:span><text:span text:style-name="T35">алгоритмы</text:span><text:span text:style-name="T36">,<text:s/></text:span><text:span text:style-name="T37">основные</text:span><text:span text:style-name="T38"><text:s/></text:span><text:span text:style-name="T39">принципы</text:span><text:span text:style-name="T40"><text:s/></text:span><text:span text:style-name="T41">составления</text:span><text:span text:style-name="T42"><text:s/></text:span><text:span text:style-name="T43">программ</text:span><text:span text:style-name="T44">,<text:s/></text:span><text:span text:style-name="T45">приобрести</text:span><text:span text:style-name="T46"><text:s/></text:span><text:span text:style-name="T47">навыки</text:span><text:span text:style-name="T48"><text:s/></text:span><text:span text:style-name="T49">составление</text:span><text:span text:style-name="T50"><text:s/></text:span><text:span text:style-name="T51">программ</text:span><text:span text:style-name="T52"><text:s/></text:span><text:span text:style-name="T53">с</text:span><text:span text:style-name="T54"><text:s/></text:span><text:span text:style-name="T55">использованием</text:span><text:span text:style-name="T56"><text:s/></text:span><text:span text:style-name="T57">регулярных</text:span><text:span text:style-name="T58"><text:s/></text:span><text:span text:style-name="T59">выражений</text:span><text:span text:style-name="T60"><text:s/></text:span><text:span text:style-name="T61">в</text:span><text:span text:style-name="T62">IDE PyCharm Community</text:span></text:p>
      <text:p text:style-name="P1"><text:span text:style-name="T63">Постановка</text:span><text:span text:style-name="T64"><text:s/>1<text:s/></text:span><text:span text:style-name="T65">задачи</text:span><text:span text:style-name="T66">. .<text:s/></text:span><text:span text:style-name="T67">В</text:span><text:span text:style-name="T68"><text:s/></text:span><text:span text:style-name="T69">исходном</text:span><text:span text:style-name="T70"><text:s/></text:span><text:span text:style-name="T71">текстовом</text:span><text:span text:style-name="T72"><text:s/></text:span><text:span text:style-name="T73">файле</text:span><text:span text:style-name="T74">(Dostoevsky.txt)<text:s/></text:span><text:span text:style-name="T75">найти</text:span><text:span text:style-name="T76"><text:s/></text:span><text:span text:style-name="T77">все</text:span><text:span text:style-name="T78"><text:s/></text:span><text:span text:style-name="T79">годы</text:span><text:span text:style-name="T80"><text:s/></text:span><text:span text:style-name="T81">деятельности</text:span><text:span text:style-name="T82"><text:s/></text:span><text:span text:style-name="T83">писателя</text:span><text:span text:style-name="T84"><text:line-break/></text:span><text:span text:style-name="T85">(</text:span><text:span text:style-name="T86">например</text:span><text:span text:style-name="T87">, 1821<text:s/></text:span><text:span text:style-name="T88">года</text:span><text:span text:style-name="T89">, 1837<text:s/></text:span><text:span text:style-name="T90">год</text:span><text:span text:style-name="T91">, 1843<text:s/></text:span><text:span text:style-name="T92">году</text:span><text:span text:style-name="T93"><text:s/></text:span><text:span text:style-name="T94">и</text:span><text:span text:style-name="T95"><text:s/></text:span><text:span text:style-name="T96">так</text:span><text:span text:style-name="T97"><text:s/></text:span><text:span text:style-name="T98">далее</text:span><text:span text:style-name="T99"><text:s/></text:span><text:span text:style-name="T100">по</text:span><text:span text:style-name="T101"><text:s/></text:span><text:span text:style-name="T102">всему</text:span><text:span text:style-name="T103"><text:s/></text:span><text:span text:style-name="T104">тексту</text:span><text:span text:style-name="T105">).<text:s/></text:span><text:span text:style-name="T106">Посчитать</text:span><text:span text:style-name="T107"><text:line-break/></text:span><text:span text:style-name="T108">количество</text:span><text:span text:style-name="T109"><text:s/></text:span><text:span text:style-name="T110">полученных</text:span><text:span text:style-name="T111"><text:s/></text:span><text:span text:style-name="T112">элементов</text:span><text:span text:style-name="T113">.</text:span></text:p>
      <text:p text:style-name="P1"><text:span text:style-name="T114"/></text:p>
      <text:p text:style-name="P1"><text:span text:style-name="T115">Тип</text:span><text:span text:style-name="T116"><text:s/></text:span><text:span text:style-name="T117">алгоритма</text:span><text:span text:style-name="T118">:</text:span><text:span text:style-name="T119"><text:s/></text:span><text:span text:style-name="T120">линейный</text:span><text:span text:style-name="T121"><text:s/></text:span></text:p>
      <text:p text:style-name="P1"><text:span text:style-name="T122">Текст</text:span><text:span text:style-name="T123"><text:s/></text:span><text:span text:style-name="T124">программы</text:span><text:span text:style-name="T125">:</text:span></text:p>
      <text:p text:style-name="P2"><text:span text:style-name="T125"><text:s/></text:span><text:span text:style-name="T126">iimport<text:s/></text:span><text:span text:style-name="T127">re</text:span><text:span text:style-name="T128"><text:line-break/><text:line-break/></text:span><text:span text:style-name="T129">with<text:s/></text:span><text:span text:style-name="T130">open</text:span><text:span text:style-name="T131">(</text:span><text:span text:style-name="T132">'Dostoevsky.txt'</text:span><text:span text:style-name="T133">,</text:span><text:span text:style-name="T134">'r',<text:s/></text:span><text:span text:style-name="T135">encoding</text:span><text:span text:style-name="T136">=</text:span><text:span text:style-name="T137">'utf-8'</text:span><text:span text:style-name="T138">)<text:s/></text:span><text:span text:style-name="T139">as<text:s/></text:span><text:span text:style-name="T140">f:</text:span><text:span text:style-name="T141"><text:line-break/></text:span><text:span text:style-name="T142"><text:s text:c="4"/>data = f.read()</text:span><text:span text:style-name="T143"><text:line-break/><text:line-break/><text:line-break/></text:span><text:span text:style-name="T144">print</text:span><text:span text:style-name="T145">(</text:span><text:span text:style-name="T146">'</text:span><text:span text:style-name="T147">найти</text:span><text:span text:style-name="T148"><text:s/></text:span><text:span text:style-name="T149">все</text:span><text:span text:style-name="T150"><text:s/></text:span><text:span text:style-name="T151">годы</text:span><text:span text:style-name="T152"><text:s/></text:span><text:span text:style-name="T153">деятельности</text:span><text:span text:style-name="T154"><text:s/></text:span><text:span text:style-name="T155">писателя</text:span><text:span text:style-name="T156">'</text:span><text:span text:style-name="T157">)</text:span><text:span text:style-name="T158"><text:line-break/></text:span><text:span text:style-name="T159">a = re.findall(</text:span><text:span text:style-name="T160">r'</text:span><text:span text:style-name="T161">(?:[0-9]{4}</text:span><text:span text:style-name="T162">–</text:span><text:span text:style-name="T163">)?[0-9]{4}\s?(?:</text:span><text:span text:style-name="T164">год</text:span><text:span text:style-name="T165">.?|</text:span><text:span text:style-name="T166">г</text:span><text:span text:style-name="T167">?.\.)</text:span><text:span text:style-name="T168">'</text:span><text:span text:style-name="T169">, data)</text:span><text:span text:style-name="T170"><text:line-break/></text:span><text:span text:style-name="T171">print</text:span><text:span text:style-name="T172">(a)</text:span><text:span text:style-name="T173"><text:line-break/></text:span><text:span text:style-name="T174">print</text:span><text:span text:style-name="T175">(</text:span><text:span text:style-name="T176">"</text:span><text:span text:style-name="T177">количество</text:span><text:span text:style-name="T178"><text:s/></text:span><text:span text:style-name="T179">полученных</text:span><text:span text:style-name="T180"><text:s/></text:span><text:span text:style-name="T181">элементов</text:span><text:span text:style-name="T182"><text:s/>:"</text:span><text:span text:style-name="T183">,</text:span><text:span text:style-name="T184">len</text:span><text:span text:style-name="T185">(a))</text:span></text:p>
      <text:p text:style-name="P3"><text:span text:style-name="T186"/></text:p>
      <text:p text:style-name="P3"><text:span text:style-name="T186"/></text:p>
      <text:p text:style-name="P3"><text:span text:style-name="T186"/></text:p>
      <text:p text:style-name="P3"><text:span text:style-name="T186"/></text:p>
      <text:p text:style-name="P3"><text:span text:style-name="T187">Протокол</text:span><text:span text:style-name="T188"><text:s/></text:span><text:span text:style-name="T189">работы</text:span><text:span text:style-name="T190"><text:s/></text:span><text:span text:style-name="T191">программы</text:span><text:span text:style-name="T192">: </text:span></text:p>
      <text:p text:style-name="P3"><text:span text:style-name="T193">найти</text:span><text:span text:style-name="T194"><text:s/></text:span><text:span text:style-name="T195">все</text:span><text:span text:style-name="T196"><text:s/></text:span><text:span text:style-name="T197">годы</text:span><text:span text:style-name="T198"><text:s/></text:span><text:span text:style-name="T199">деятельности</text:span><text:span text:style-name="T200"><text:s/></text:span><text:span text:style-name="T201">писателя</text:span></text:p>
      <text:p text:style-name="P3"><text:span text:style-name="T202">['1821</text:span><text:span text:style-name="T203">–</text:span><text:span text:style-name="T204">1881<text:s/></text:span><text:span text:style-name="T205">гг</text:span><text:span text:style-name="T206">.', '1821<text:s/></text:span><text:span text:style-name="T207">года</text:span><text:span text:style-name="T208">', '1837<text:s/></text:span><text:span text:style-name="T209">год</text:span><text:span text:style-name="T210"><text:s/>', '1843<text:s/></text:span><text:span text:style-name="T211">году</text:span><text:span text:style-name="T212">', '1844<text:s/></text:span><text:span text:style-name="T213">год</text:span><text:span text:style-name="T214"><text:s/>', '1844</text:span><text:span text:style-name="T215">–</text:span><text:span text:style-name="T216">1845<text:s/></text:span><text:span text:style-name="T217">гг</text:span><text:span text:style-name="T218">.', '1845</text:span><text:span text:style-name="T219">–</text:span><text:span text:style-name="T220">1846<text:s/></text:span><text:span text:style-name="T221">гг</text:span><text:span text:style-name="T222">.', '1846<text:s/></text:span><text:span text:style-name="T223">года</text:span><text:span text:style-name="T224">', '1849<text:s/></text:span><text:span text:style-name="T225">год</text:span><text:span text:style-name="T226"><text:s/>', '1849<text:s/></text:span><text:span text:style-name="T227">года</text:span><text:span text:style-name="T228">', '1850</text:span><text:span text:style-name="T229">–</text:span><text:span text:style-name="T230">1854<text:s/></text:span><text:span text:style-name="T231">гг</text:span><text:span text:style-name="T232">.', '1854<text:s/></text:span><text:span text:style-name="T233">году</text:span><text:span text:style-name="T234">', '1857<text:s/></text:span><text:span text:style-name="T235">год</text:span><text:span text:style-name="T236"><text:s/>', '1859<text:s/></text:span><text:span text:style-name="T237">году</text:span><text:span text:style-name="T238">', '1860</text:span><text:span text:style-name="T239">–</text:span><text:span text:style-name="T240">1866<text:s/></text:span><text:span text:style-name="T241">гг</text:span><text:span text:style-name="T242">.', '1864<text:s/></text:span><text:span text:style-name="T243">году</text:span><text:span text:style-name="T244">', '1866<text:s/></text:span><text:span text:style-name="T245">году</text:span><text:span text:style-name="T246">', '1867<text:s/></text:span><text:span text:style-name="T247">году</text:span><text:span text:style-name="T248">', '1876<text:s/></text:span><text:span text:style-name="T249">г</text:span><text:span text:style-name="T250">.', '1878<text:s/></text:span><text:span text:style-name="T251">году</text:span><text:span text:style-name="T252">', '1879</text:span><text:span text:style-name="T253">–</text:span><text:span text:style-name="T254">1880<text:s/></text:span><text:span text:style-name="T255">гг</text:span><text:span text:style-name="T256">.', '1881<text:s/></text:span><text:span text:style-name="T257">года</text:span><text:span text:style-name="T258">']</text:span></text:p>
      <text:p text:style-name="P3"><text:span text:style-name="T259">количество</text:span><text:span text:style-name="T260"><text:s/></text:span><text:span text:style-name="T261">полученных</text:span><text:span text:style-name="T262"><text:s/></text:span><text:span text:style-name="T263">элементов</text:span><text:span text:style-name="T264"><text:s/>: 22</text:span></text:p>
      <text:p text:style-name="P3"><text:span text:style-name="T265"/></text:p>
      <text:p text:style-name="P3"><text:span text:style-name="T266">Process finished with exit code 0</text:span></text:p>
      <text:p text:style-name="P3"><text:span text:style-name="T267"/></text:p>
      <text:p text:style-name="P3"><text:span text:style-name="T267"/></text:p>
      <text:p text:style-name="P3"><text:span text:style-name="T268">Вывод</text:span><text:span text:style-name="T269">:<text:s/></text:span><text:span text:style-name="T270">Мы</text:span><text:span text:style-name="T271"><text:s/></text:span><text:span text:style-name="T272">закрепили</text:span><text:span text:style-name="T273"><text:s/></text:span><text:span text:style-name="T274">усвоенные</text:span><text:span text:style-name="T275"><text:s/></text:span><text:span text:style-name="T276">знания</text:span><text:span text:style-name="T277">,<text:s/></text:span><text:span text:style-name="T278">понятия</text:span><text:span text:style-name="T279">,<text:s/></text:span><text:span text:style-name="T280">алгоритмы</text:span><text:span text:style-name="T281">,<text:s/></text:span><text:span text:style-name="T282">основные</text:span><text:span text:style-name="T283"><text:s/></text:span><text:span text:style-name="T284">принципы</text:span><text:span text:style-name="T285"><text:s/></text:span><text:span text:style-name="T286">составления</text:span><text:span text:style-name="T287"><text:s/></text:span><text:span text:style-name="T288">программ</text:span><text:span text:style-name="T289">,<text:s/></text:span><text:span text:style-name="T290">приобрели</text:span><text:span text:style-name="T291"><text:s/></text:span><text:span text:style-name="T292">навыки</text:span><text:span text:style-name="T293"><text:s/></text:span><text:span text:style-name="T294">составления</text:span><text:span text:style-name="T295"><text:s/></text:span><text:span text:style-name="T296">программ</text:span><text:span text:style-name="T297"><text:s/></text:span><text:span text:style-name="T298">с</text:span><text:span text:style-name="T299"><text:s/></text:span><text:span text:style-name="T300">использованием</text:span><text:span text:style-name="T301"><text:s/></text:span><text:span text:style-name="T302">регулярных</text:span><text:span text:style-name="T303"><text:s/></text:span><text:span text:style-name="T304">выражений</text:span><text:span text:style-name="T305"><text:s/></text:span><text:span text:style-name="T306">в</text:span><text:span text:style-name="T307">IDE PyCharm Community</text:span><text:span text:style-name="T30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